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/>
      <style:text-properties fo:language="en" fo:country="GB"/>
    </style:style>
    <style:style style:name="P2" style:parent-style-name="Normale" style:family="paragraph">
      <style:text-properties fo:language="en" fo:country="GB"/>
    </style:style>
    <style:style style:name="P3" style:parent-style-name="Normale" style:family="paragraph">
      <style:text-properties fo:language="en" fo:country="GB"/>
    </style:style>
    <style:style style:name="P4" style:parent-style-name="Normale" style:family="paragraph">
      <style:text-properties fo:language="en" fo:country="GB"/>
    </style:style>
    <style:style style:name="P5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6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7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8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9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10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11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12" style:parent-style-name="Paragrafoelenco" style:family="paragraph">
      <style:paragraph-properties fo:line-height="115%" fo:margin-left="1in">
        <style:tab-stops/>
      </style:paragraph-properties>
    </style:style>
    <style:style style:name="T13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P14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15" style:parent-style-name="Paragrafoelenco" style:family="paragraph">
      <style:paragraph-properties fo:line-height="115%" fo:margin-left="1in">
        <style:tab-stops/>
      </style:paragraph-properties>
    </style:style>
    <style:style style:name="T16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T17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P18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19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20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21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22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23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24" style:parent-style-name="Paragrafoelenco" style:family="paragraph">
      <style:paragraph-properties fo:line-height="115%" fo:margin-left="1in">
        <style:tab-stops/>
      </style:paragraph-properties>
    </style:style>
    <style:style style:name="T25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T26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T27" style:parent-style-name="Car.predefinitoparagrafo" style:family="text">
      <style:text-properties fo:color="#FF0000" fo:font-size="12pt" style:font-size-asian="12pt" style:text-underline-type="single" style:text-underline-style="solid" style:text-underline-width="auto" style:text-underline-mode="continuous" fo:language="en" fo:country="GB"/>
    </style:style>
    <style:style style:name="T28" style:parent-style-name="Car.predefinitoparagrafo" style:family="text">
      <style:text-properties fo:color="#FF0000" fo:font-size="12pt" style:font-size-asian="12pt" style:text-underline-type="single" style:text-underline-style="solid" style:text-underline-width="auto" style:text-underline-mode="continuous" fo:language="en" fo:country="GB"/>
    </style:style>
    <style:style style:name="T29" style:parent-style-name="Car.predefinitoparagrafo" style:family="text">
      <style:text-properties fo:color="#FF0000" fo:font-size="12pt" style:font-size-asian="12pt" style:text-underline-type="single" style:text-underline-style="solid" style:text-underline-width="auto" style:text-underline-mode="continuous" fo:language="en" fo:country="GB"/>
    </style:style>
    <style:style style:name="T30" style:parent-style-name="Car.predefinitoparagrafo" style:family="text">
      <style:text-properties fo:color="#FF0000" fo:font-size="12pt" style:font-size-asian="12pt" style:text-underline-type="single" style:text-underline-style="solid" style:text-underline-width="auto" style:text-underline-mode="continuous" fo:language="en" fo:country="GB"/>
    </style:style>
    <style:style style:name="P31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32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33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34" style:parent-style-name="Paragrafoelenco" style:family="paragraph">
      <style:paragraph-properties fo:line-height="115%"/>
      <style:text-properties fo:font-size="12pt" style:font-size-asian="12pt" fo:language="en" fo:country="GB"/>
    </style:style>
    <style:style style:name="P35" style:parent-style-name="Paragrafoelenco" style:family="paragraph">
      <style:paragraph-properties fo:line-height="115%" fo:margin-left="1in">
        <style:tab-stops/>
      </style:paragraph-properties>
    </style:style>
    <style:style style:name="T36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 fo:language="en" fo:country="GB"/>
    </style:style>
    <style:style style:name="P37" style:parent-style-name="Paragrafoelenco" style:family="paragraph">
      <style:paragraph-properties fo:line-height="115%"/>
    </style:style>
    <style:style style:name="T38" style:parent-style-name="Car.predefinitoparagrafo" style:family="text">
      <style:text-properties fo:font-size="12pt" style:font-size-asian="12pt" fo:language="en" fo:country="GB"/>
    </style:style>
    <style:style style:name="T39" style:parent-style-name="Car.predefinitoparagrafo" style:family="text">
      <style:text-properties fo:font-size="12pt" style:font-size-asian="12pt" fo:language="en" fo:country="GB"/>
    </style:style>
    <style:style style:name="T40" style:parent-style-name="Car.predefinitoparagrafo" style:family="text">
      <style:text-properties fo:language="en" fo:country="GB"/>
    </style:style>
    <style:style style:name="P41" style:parent-style-name="Paragrafoelenco" style:family="paragraph">
      <style:paragraph-properties fo:line-height="115%" fo:margin-left="1in">
        <style:tab-stops/>
      </style:paragraph-properties>
      <style:text-properties fo:language="en" fo:country="GB"/>
    </style:style>
  </office:automatic-styles>
  <office:body>
    <office:text text:use-soft-page-breaks="true">
      <text:h text:style-name="P1" text:outline-level="1">Cheat Sheet for Robot Dialogue<text:s/></text:h>
      <text:p text:style-name="P2">(note: the conversation allows high degree of freedom, these are just<text:s/>hints, have fun and experiment)</text:p>
      <text:p text:style-name="P3">(note: it’s possible that the robot varies the answer if asked multiple times)</text:p>
      <text:p text:style-name="P4"/>
      <text:list text:style-name="LFO1" text:continue-numbering="true">
        <text:list-item>
          <text:p text:style-name="P5">Personal questions (height, nationality, family, job, hobbies, …)</text:p>
        </text:list-item>
        <text:list-item>
          <text:p text:style-name="P6">Where are you from / what do you look like?</text:p>
        </text:list-item>
        <text:list-item>
          <text:p text:style-name="P7">“What are your skills?” “what can you do”</text:p>
        </text:list-item>
        <text:list-item>
          <text:p text:style-name="P8">“What’s your favourite …”<text:s/>/ <text:s/>“Do you like…”</text:p>
        </text:list-item>
        <text:list-item>
          <text:p text:style-name="P9">“Tell me a joke”</text:p>
        </text:list-item>
        <text:list-item>
          <text:p text:style-name="P10">“Recommend me<text:s/>dinner”</text:p>
        </text:list-item>
        <text:list-item>
          <text:p text:style-name="P11">Currencies (“what’s the currency of …”)</text:p>
        </text:list-item>
      </text:list>
      <text:p text:style-name="P12"><text:span text:style-name="T13">Requires memory</text:span></text:p>
      <text:list text:style-name="LFO1" text:continue-numbering="true">
        <text:list-item>
          <text:p text:style-name="P14">“My name is ….”<text:s text:c="3"/>/ <text:s/>“What’s my name?”</text:p>
        </text:list-item>
      </text:list>
      <text:p text:style-name="P15"><text:span text:style-name="T16">R</text:span><text:span text:style-name="T17">equires deduction</text:span></text:p>
      <text:list text:style-name="LFO1" text:continue-numbering="true">
        <text:list-item>
          <text:p text:style-name="P18">“am I a male or a female?”<text:tab/></text:p>
        </text:list-item>
        <text:list-item>
          <text:p text:style-name="P19">horoscope</text:p>
        </text:list-item>
        <text:list-item>
          <text:p text:style-name="P20">“personality test”<text:s/></text:p>
        </text:list-item>
        <text:list-item>
          <text:p text:style-name="P21">“copy me”</text:p>
        </text:list-item>
        <text:list-item>
          <text:p text:style-name="P22">“shut up”<text:s/></text:p>
        </text:list-item>
        <text:list-item>
          <text:p text:style-name="P23">“Knock knock”</text:p>
        </text:list-item>
      </text:list>
      <text:p text:style-name="P24"><text:span text:style-name="T25">Requires time awareness</text:span><text:span text:style-name="T26"><text:s/></text:span><text:span text:style-name="T27">(</text:span><text:span text:style-name="T28">requires a system<text:s/></text:span><text:span text:style-name="T29">with a date format in English</text:span><text:span text:style-name="T30">)</text:span></text:p>
      <text:list text:style-name="LFO1" text:continue-numbering="true">
        <text:list-item>
          <text:p text:style-name="P31">Age (“how old are you?”…) “When is your birthday?”</text:p>
        </text:list-item>
        <text:list-item>
          <text:p text:style-name="P32">“Happy birthday” / “Merry Christmas”</text:p>
        </text:list-item>
        <text:list-item>
          <text:p text:style-name="P33">“What happened today?”<text:s/></text:p>
        </text:list-item>
        <text:list-item>
          <text:p text:style-name="P34">“What’s the season?”<text:s/></text:p>
        </text:list-item>
      </text:list>
      <text:p text:style-name="P35"><text:span text:style-name="T36">BONUS</text:span></text:p>
      <text:list text:style-name="LFO1" text:continue-numbering="true">
        <text:list-item>
          <text:p text:style-name="P37"><text:span text:style-name="T38">It can reply to Mama Jokes: “Your mom is ugly/fat</text:span><text:span text:style-name="T39">...”</text:span><text:span text:style-name="T40"><text:s/></text:span></text:p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e" style:display-name="Normale" style:family="paragraph">
      <style:paragraph-properties fo:margin-bottom="0.1111in" fo:line-height="106%"/>
      <style:text-properties fo:font-size="11pt" style:font-size-asian="11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Titolo" style:display-name="Titolo" style:family="paragraph" style:parent-style-name="Normale" style:next-style-name="Corpotesto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Corpotesto" style:display-name="Corpo testo" style:family="paragraph" style:parent-style-name="Normale">
      <style:paragraph-properties fo:margin-bottom="0.0972in" fo:line-height="115%"/>
      <style:text-properties fo:hyphenate="false"/>
    </style:style>
    <style:style style:name="Elenco" style:display-name="Elenco" style:family="paragraph" style:parent-style-name="Corpotesto">
      <style:text-properties style:font-name-complex="Arial" fo:hyphenate="false"/>
    </style:style>
    <style:style style:name="Didascalia" style:display-name="Didascalia" style:family="paragraph" style:parent-style-name="Normale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ice" style:display-name="Indice" style:family="paragraph" style:parent-style-name="Normale">
      <style:paragraph-properties text:number-lines="false"/>
      <style:text-properties style:font-name-complex="Arial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or</meta:initial-creator>
    <dc:creator>Igor</dc:creator>
    <meta:creation-date>2020-08-05T09:32:00Z</meta:creation-date>
    <dc:date>2020-08-05T11:09:00Z</dc:date>
    <meta:template xlink:href="Normal.dotm" xlink:type="simple"/>
    <meta:editing-cycles>4</meta:editing-cycles>
    <meta:editing-duration>PT18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8" meta:character-count="925" meta:row-count="6" meta:non-whitespace-character-count="788"/>
  </office:meta>
</office:document-meta>
</file>